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cHelper.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jbcHelper.EjbcHelper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jbcHelp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jbcHelper.isRegenRequired( File descriptorFil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EjbcHelper.regenerateSupportClasses( File descriptor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jbcHelper.getCommandLine( boolean debug , File descriptor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